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23-07-2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23-04-13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23-03-30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22-10-1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22-04-2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22-01-20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21-07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21-04-1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20-12-15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7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6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6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6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6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0609093274302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96" meta:object-count="0"/>
    <meta:user-defined meta:name="AppVersion">3.0</meta:user-defined>
  </office:meta>
</office:document-meta>
</file>